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e02" officeooo:paragraph-rsid="0006ae02"/>
    </style:style>
    <style:style style:name="P2" style:family="paragraph" style:parent-style-name="Standard">
      <style:text-properties officeooo:rsid="0007c779" officeooo:paragraph-rsid="0007c7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Тестова стратегия:</text:p>
      <text:p text:style-name="P1">Тъй като сме в пандемия,ще тестваме компютърната грамотност на всички студенти.</text:p>
      <text:p text:style-name="P1">-Тест по компютърна грамотност.</text:p>
      <text:p text:style-name="P1">-Проект ,съсържащ:Презентация,Word документ,Power Point и Exel таблица.</text:p>
      <text:p text:style-name="P1">-2ма квестора(преподавателя,които ще следят дали е пусната камерата,погледа на студентите по време на теста..</text:p>
      <text:p text:style-name="P1">2Надяждане с</text:p>
      <text:p text:style-name="P1">бабички.</text:p>
      <text:p text:style-name="P1">По време на обучението <text:s/>ще се следи развитието на студентите.Ще има практически изпит,в който строго ще се наблюдава надпреварата.След всяка изядена бабичка,ще се проверява устата на чудовищата дали е напълно празна.Ще се следи за измамници или магьосници,които няма да ги изяждат напълно,за това ще е вземе скенер.Един след друг ще се изреждат,а не както до сега едновременно всички,за да предотвратим мамения.</text:p>
      <text:p text:style-name="P2">Учебна програма:</text:p>
      <text:p text:style-name="P2">1ви час:Запознаване с изпита,оценяване и разни други загуби на времето.</text:p>
      <text:p text:style-name="P2">2ри час :Анатомия на тялото.</text:p>
      <text:p text:style-name="P2">3ти час :Най-лесни и най-трудни части за преглъщане.</text:p>
      <text:p text:style-name="P2">4ти час(практически):Надяждане с ръце на баби</text:p>
      <text:p text:style-name="P2">5ти час(практически):Надяждане с крака на баби</text:p>
      <text:p text:style-name="P2">6ти час(практически):Надяждане с кореми на баби</text:p>
      <text:p text:style-name="P2">7ми час:Бързо преглъщане.</text:p>
      <text:p text:style-name="P2">8ми час:Методи против повръщане</text:p>
      <text:p text:style-name="P2">9ти час:(Практически):Опит за изяждане на цяла баба</text:p>
      <text:p text:style-name="P2">10ти час:Пробно състезание.</text:p>
      <text:p text:style-name="P2">Тестове за качество:</text:p>
      <text:p text:style-name="P2">Колко човека от 10 общо успяват да изядът поне 1 баба.</text:p>
      <text:p text:style-name="P2">-очакван резултат &gt;5</text:p>
      <text:p text:style-name="P2">За колко време е изядена най-бързо една баба:</text:p>
      <text:p text:style-name="P2">очакване &lt;2мин.</text:p>
      <text:p text:style-name="P2">Колко чудовища са се отказали от състезанието:</text:p>
      <text:p text:style-name="P2">очакване&lt;2</text:p>
      <text:p text:style-name="P2">Колко чудовища отиват на поправка:</text:p>
      <text:p text:style-name="P2">очакване &lt;50%</text:p>
      <text:p text:style-name="P2">Колко чудовища си взимат поправката:</text:p>
      <text:p text:style-name="P2">очакване &gt;50%</text:p>
      <text:p text:style-name="P2">Колко чудовища ще изядът над 3баби:</text:p>
      <text:p text:style-name="P2">очавкане:поне 20%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4:11:50.114050434</meta:creation-date>
    <dc:date>2020-12-01T14:32:24.240684796</dc:date>
    <meta:editing-duration>PT9M44S</meta:editing-duration>
    <meta:editing-cycles>1</meta:editing-cycles>
    <meta:document-statistic meta:table-count="0" meta:image-count="0" meta:object-count="0" meta:page-count="1" meta:paragraph-count="32" meta:word-count="220" meta:character-count="1538" meta:non-whitespace-character-count="1349"/>
    <meta:generator>LibreOffice/6.4.5.2$Linux_X86_64 LibreOffice_project/40$Build-2</meta:generator>
  </office:meta>
</office:document-meta>
</file>